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445456862" calcext:value-type="float">
            <text:p>1,445456862</text:p>
          </table:table-cell>
          <table:table-cell office:value-type="float" office:value="0.5062506199" calcext:value-type="float">
            <text:p>0,5062506199</text:p>
          </table:table-cell>
          <table:table-cell office:value-type="float" office:value="0.008283674717" calcext:value-type="float">
            <text:p>0,0082836747</text:p>
          </table:table-cell>
          <table:table-cell office:value-type="float" office:value="0.0007858031313" calcext:value-type="float">
            <text:p>0,00078580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38" calcext:value-type="float">
            <text:p>16238</text:p>
          </table:table-cell>
          <table:table-cell office:value-type="float" office:value="1.4498806" calcext:value-type="float">
            <text:p>1,4498806</text:p>
          </table:table-cell>
          <table:table-cell office:value-type="float" office:value="0.4641675949" calcext:value-type="float">
            <text:p>0,4641675949</text:p>
          </table:table-cell>
          <table:table-cell office:value-type="float" office:value="0.002227100544" calcext:value-type="float">
            <text:p>0,0022271005</text:p>
          </table:table-cell>
          <table:table-cell office:value-type="float" office:value="0.0001590786123" calcext:value-type="float">
            <text:p>0,00015907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16" calcext:value-type="float">
            <text:p>16416</text:p>
          </table:table-cell>
          <table:table-cell office:value-type="float" office:value="1.116271496" calcext:value-type="float">
            <text:p>1,116271496</text:p>
          </table:table-cell>
          <table:table-cell office:value-type="float" office:value="0.5585113764" calcext:value-type="float">
            <text:p>0,5585113764</text:p>
          </table:table-cell>
          <table:table-cell office:value-type="float" office:value="0.0009124374483" calcext:value-type="float">
            <text:p>0,0009124374</text:p>
          </table:table-cell>
          <table:table-cell table:style-name="ce1" office:value-type="float" office:value="0.00006292672333" calcext:value-type="float">
            <text:p>6,29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93" calcext:value-type="float">
            <text:p>16493</text:p>
          </table:table-cell>
          <table:table-cell office:value-type="float" office:value="1.267124414" calcext:value-type="float">
            <text:p>1,267124414</text:p>
          </table:table-cell>
          <table:table-cell office:value-type="float" office:value="0.5943658948" calcext:value-type="float">
            <text:p>0,5943658948</text:p>
          </table:table-cell>
          <table:table-cell office:value-type="float" office:value="0.001565680257" calcext:value-type="float">
            <text:p>0,0015656803</text:p>
          </table:table-cell>
          <table:table-cell table:style-name="ce1" office:value-type="float" office:value="0.00003131360427" calcext:value-type="float">
            <text:p>3,1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17" calcext:value-type="float">
            <text:p>16617</text:p>
          </table:table-cell>
          <table:table-cell office:value-type="float" office:value="1.266479135" calcext:value-type="float">
            <text:p>1,266479135</text:p>
          </table:table-cell>
          <table:table-cell office:value-type="float" office:value="0.580781877" calcext:value-type="float">
            <text:p>0,580781877</text:p>
          </table:table-cell>
          <table:table-cell office:value-type="float" office:value="0.0009633611771" calcext:value-type="float">
            <text:p>0,0009633612</text:p>
          </table:table-cell>
          <table:table-cell table:style-name="ce1" office:value-type="float" office:value="0.00006215233589" calcext:value-type="float">
            <text:p>6,2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696" calcext:value-type="float">
            <text:p>16696</text:p>
          </table:table-cell>
          <table:table-cell office:value-type="float" office:value="1.159349442" calcext:value-type="float">
            <text:p>1,159349442</text:p>
          </table:table-cell>
          <table:table-cell office:value-type="float" office:value="0.5812777877" calcext:value-type="float">
            <text:p>0,5812777877</text:p>
          </table:table-cell>
          <table:table-cell office:value-type="float" office:value="0.0003401781432" calcext:value-type="float">
            <text:p>0,0003401781</text:p>
          </table:table-cell>
          <table:table-cell table:style-name="ce1" office:value-type="float" office:value="0.00003092528277" calcext:value-type="float">
            <text:p>3,09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54" calcext:value-type="float">
            <text:p>16754</text:p>
          </table:table-cell>
          <table:table-cell office:value-type="float" office:value="1.279518008" calcext:value-type="float">
            <text:p>1,279518008</text:p>
          </table:table-cell>
          <table:table-cell office:value-type="float" office:value="0.5764243007" calcext:value-type="float">
            <text:p>0,5764243007</text:p>
          </table:table-cell>
          <table:table-cell office:value-type="float" office:value="0.001479153172" calcext:value-type="float">
            <text:p>0,0014791532</text:p>
          </table:table-cell>
          <table:table-cell table:style-name="ce1" office:value-type="float" office:value="0.00009244707326" calcext:value-type="float">
            <text:p>9,2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958" calcext:value-type="float">
            <text:p>16958</text:p>
          </table:table-cell>
          <table:table-cell office:value-type="float" office:value="1.141090989" calcext:value-type="float">
            <text:p>1,141090989</text:p>
          </table:table-cell>
          <table:table-cell office:value-type="float" office:value="0.5983935595" calcext:value-type="float">
            <text:p>0,5983935595</text:p>
          </table:table-cell>
          <table:table-cell office:value-type="float" office:value="0.0004262055445" calcext:value-type="float">
            <text:p>0,0004262055</text:p>
          </table:table-cell>
          <table:table-cell table:style-name="ce1" office:value-type="float" office:value="0.00003044325422" calcext:value-type="float">
            <text:p>3,04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38" calcext:value-type="float">
            <text:p>17038</text:p>
          </table:table-cell>
          <table:table-cell office:value-type="float" office:value="1.333395123" calcext:value-type="float">
            <text:p>1,333395123</text:p>
          </table:table-cell>
          <table:table-cell office:value-type="float" office:value="0.5517676473" calcext:value-type="float">
            <text:p>0,5517676473</text:p>
          </table:table-cell>
          <table:table-cell office:value-type="float" office:value="0.000181790645" calcext:value-type="float">
            <text:p>0,0001817906</text:p>
          </table:table-cell>
          <table:table-cell table:style-name="ce1" office:value-type="float" office:value="0.00003029843901" calcext:value-type="float">
            <text:p>3,03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057" calcext:value-type="float">
            <text:p>17057</text:p>
          </table:table-cell>
          <table:table-cell office:value-type="float" office:value="1.418652534" calcext:value-type="float">
            <text:p>1,418652534</text:p>
          </table:table-cell>
          <table:table-cell office:value-type="float" office:value="0.5655673742" calcext:value-type="float">
            <text:p>0,5655673742</text:p>
          </table:table-cell>
          <table:table-cell office:value-type="float" office:value="0.0008776442846" calcext:value-type="float">
            <text:p>0,0008776443</text:p>
          </table:table-cell>
          <table:table-cell table:style-name="ce1" office:value-type="float" office:value="0.00006052719255" calcext:value-type="float">
            <text:p>6,05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877218603" calcext:value-type="float">
            <text:p>1,2877218603</text:p>
          </table:table-cell>
          <table:table-cell table:formula="of:=AVERAGE([.D2:.D11])" office:value-type="float" office:value="0.55775080324" calcext:value-type="float">
            <text:p>0,5577508032</text:p>
          </table:table-cell>
          <table:table-cell table:formula="of:=AVERAGE([.E2:.E11])" office:value-type="float" office:value="0.00172572259327" calcext:value-type="float">
            <text:p>0,0017257226</text:p>
          </table:table-cell>
          <table:table-cell table:formula="of:=AVERAGE([.F2:.F11])" office:value-type="float" office:value="0.00013459156489" calcext:value-type="float">
            <text:p>0,000134591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10:40.852523184</dc:date>
    <meta:document-statistic meta:table-count="1" meta:cell-count="70" meta:object-count="0"/>
    <meta:generator>LibreOffice/4.1.4.2$Linux_X86_64 LibreOffice_project/410m0$Build-2</meta:generator>
  </office:meta>
</office:document-meta>
</file>